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3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03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0.004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4cm" fo:min-width="0.2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0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0.1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4cm" fo:min-width="0.5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13.163cm" svg:y="6.129cm">
          <draw:text-box>
            <text:p text:style-name="P1"><text:span text:style-name="T1">A</text:span></text:p>
          </draw:text-box>
        </draw:frame>
        <draw:frame draw:style-name="gr1" draw:text-style-name="P2" draw:layer="layout" svg:width="3.66cm" svg:height="0.758cm" svg:x="2.528cm" svg:y="2.228cm">
          <draw:text-box>
            <text:p text:style-name="P1"><text:span text:style-name="T1">могли быть мнения</text:span></text:p>
          </draw:text-box>
        </draw:frame>
        <draw:frame draw:style-name="gr2" draw:text-style-name="P4" draw:layer="layout" svg:width="13.299cm" svg:height="1.418cm" svg:x="0.9cm" svg:y="0.242cm">
          <draw:text-box>
            <text:p text:style-name="P3"><text:span text:style-name="T2">По поводу первого приговора Ходорковскому и Лебедеву могли быть разные мнения, </text:span></text:p>
            <text:p text:style-name="P3"><text:span text:style-name="T2">но по поводу второго (благодаря абсурдной формуле обвинения) никаких таких </text:span></text:p>
            <text:p text:style-name="P3"><text:span text:style-name="T2">разных мнений уже нет. </text:span></text:p>
          </draw:text-box>
        </draw:frame>
        <draw:frame draw:style-name="gr3" draw:text-style-name="P2" draw:layer="layout" svg:width="0.891cm" svg:height="0.645cm" svg:x="8.069cm" svg:y="2.149cm">
          <draw:text-box>
            <text:p text:style-name="P1"><text:span text:style-name="T1">но</text:span></text:p>
          </draw:text-box>
        </draw:frame>
        <draw:line draw:style-name="gr4" draw:text-style-name="P1" draw:layer="layout" svg:x1="8.826cm" svg:y1="2.519cm" svg:x2="10.347cm" svg:y2="2.519cm">
          <text:p/>
        </draw:line>
        <draw:frame draw:style-name="gr5" draw:text-style-name="P2" draw:layer="layout" svg:width="0.578cm" svg:height="0.645cm" svg:x="8.206cm" svg:y="1.738cm">
          <draw:text-box>
            <text:p text:style-name="P1"><text:span text:style-name="T1">j</text:span></text:p>
          </draw:text-box>
        </draw:frame>
        <draw:frame draw:style-name="gr1" draw:text-style-name="P2" draw:layer="layout" svg:width="0.769cm" svg:height="0.758cm" svg:x="4.834cm" svg:y="3.264cm">
          <draw:text-box>
            <text:p text:style-name="P1"><text:span text:style-name="T1">A</text:span></text:p>
          </draw:text-box>
        </draw:frame>
        <draw:line draw:style-name="gr4" draw:text-style-name="P1" draw:layer="layout" svg:x1="5.2cm" svg:y1="3.383cm" svg:x2="5.192cm" svg:y2="2.846cm">
          <text:p/>
        </draw:line>
        <draw:frame draw:style-name="gr1" draw:text-style-name="P2" draw:layer="layout" svg:width="1.692cm" svg:height="0.758cm" svg:x="4.435cm" svg:y="3.564cm">
          <draw:text-box>
            <text:p text:style-name="P1"><text:span text:style-name="T1">разные</text:span></text:p>
          </draw:text-box>
        </draw:frame>
        <draw:polygon draw:style-name="gr6" draw:text-style-name="P1" draw:layer="layout" svg:width="4.121cm" svg:height="2.407cm" svg:x="2.475cm" svg:y="1.987cm" svg:viewBox="0 0 4122 2408" draw:points="4,23 4122,23 4122,2408 1510,2396 0,1034 11,0">
          <text:p/>
        </draw:polygon>
        <draw:frame draw:style-name="gr1" draw:text-style-name="P2" draw:layer="layout" svg:width="2.352cm" svg:height="0.758cm" svg:x="10.348cm" svg:y="2.103cm">
          <draw:text-box>
            <text:p text:style-name="P1"><text:span text:style-name="T1">мнений нет</text:span></text:p>
          </draw:text-box>
        </draw:frame>
        <draw:frame draw:style-name="gr1" draw:text-style-name="P2" draw:layer="layout" svg:width="0.769cm" svg:height="0.758cm" svg:x="12.824cm" svg:y="4.192cm">
          <draw:text-box>
            <text:p text:style-name="P1"><text:span text:style-name="T1">A</text:span></text:p>
          </draw:text-box>
        </draw:frame>
        <draw:line draw:style-name="gr4" draw:text-style-name="P1" draw:layer="layout" svg:x1="13.19cm" svg:y1="4.311cm" svg:x2="11.555cm" svg:y2="2.662cm">
          <text:p/>
        </draw:line>
        <draw:frame draw:style-name="gr1" draw:text-style-name="P2" draw:layer="layout" svg:width="1.772cm" svg:height="0.758cm" svg:x="12.425cm" svg:y="4.492cm">
          <draw:text-box>
            <text:p text:style-name="P1"><text:span text:style-name="T1">никаких</text:span></text:p>
          </draw:text-box>
        </draw:frame>
        <draw:frame draw:style-name="gr1" draw:text-style-name="P2" draw:layer="layout" svg:width="0.769cm" svg:height="0.758cm" svg:x="12.834cm" svg:y="5.525cm">
          <draw:text-box>
            <text:p text:style-name="P1"><text:span text:style-name="T1">E</text:span></text:p>
          </draw:text-box>
        </draw:frame>
        <draw:line draw:style-name="gr4" draw:text-style-name="P1" draw:layer="layout" svg:x1="13.185cm" svg:y1="5.582cm" svg:x2="13.177cm" svg:y2="5.045cm">
          <text:p/>
        </draw:line>
        <draw:line draw:style-name="gr4" draw:text-style-name="P1" draw:layer="layout" svg:x1="13.159cm" svg:y1="6.864cm" svg:x2="13.158cm" svg:y2="6.077cm">
          <text:p/>
        </draw:line>
        <draw:line draw:style-name="gr4" draw:text-style-name="P1" draw:layer="layout" svg:x1="13.158cm" svg:y1="6.865cm" svg:x2="12.938cm" svg:y2="7.077cm">
          <text:p/>
        </draw:line>
        <draw:line draw:style-name="gr4" draw:text-style-name="P1" draw:layer="layout" svg:x1="12.357cm" svg:y1="6.077cm" svg:x2="13.857cm" svg:y2="6.077cm">
          <text:p/>
        </draw:line>
        <draw:line draw:style-name="gr4" draw:text-style-name="P1" draw:layer="layout" svg:x1="13.857cm" svg:y1="6.078cm" svg:x2="13.952cm" svg:y2="5.964cm">
          <text:p/>
        </draw:line>
        <draw:line draw:style-name="gr4" draw:text-style-name="P1" draw:layer="layout" svg:x1="12.266cm" svg:y1="6.19cm" svg:x2="12.361cm" svg:y2="6.076cm">
          <text:p/>
        </draw:line>
        <draw:frame draw:style-name="gr7" draw:text-style-name="P2" draw:layer="layout" svg:width="1.675cm" svg:height="0.645cm" svg:x="13.023cm" svg:y="6.425cm">
          <draw:text-box>
            <text:p text:style-name="P1"><text:span text:style-name="T1">разных</text:span></text:p>
          </draw:text-box>
        </draw:frame>
        <draw:frame draw:style-name="gr7" draw:text-style-name="P6" draw:layer="layout" svg:width="0.777cm" svg:height="0.645cm" svg:x="12.51cm" svg:y="6.211cm">
          <draw:text-box>
            <text:p text:style-name="P5"><text:span text:style-name="T1">Ø</text:span></text:p>
          </draw:text-box>
        </draw:frame>
        <draw:frame draw:style-name="gr1" draw:text-style-name="P2" draw:layer="layout" svg:width="0.769cm" svg:height="0.758cm" svg:x="13.385cm" svg:y="8.109cm">
          <draw:text-box>
            <text:p text:style-name="P1"><text:span text:style-name="T1">A</text:span></text:p>
          </draw:text-box>
        </draw:frame>
        <draw:frame draw:style-name="gr1" draw:text-style-name="P2" draw:layer="layout" svg:width="0.769cm" svg:height="0.758cm" svg:x="13.056cm" svg:y="7.505cm">
          <draw:text-box>
            <text:p text:style-name="P1"><text:span text:style-name="T1">E</text:span></text:p>
          </draw:text-box>
        </draw:frame>
        <draw:line draw:style-name="gr4" draw:text-style-name="P1" draw:layer="layout" svg:x1="13.407cm" svg:y1="7.562cm" svg:x2="13.399cm" svg:y2="7.025cm">
          <text:p/>
        </draw:line>
        <draw:line draw:style-name="gr4" draw:text-style-name="P1" draw:layer="layout" svg:x1="13.381cm" svg:y1="8.844cm" svg:x2="13.38cm" svg:y2="8.057cm">
          <text:p/>
        </draw:line>
        <draw:line draw:style-name="gr4" draw:text-style-name="P1" draw:layer="layout" svg:x1="13.38cm" svg:y1="8.845cm" svg:x2="13.16cm" svg:y2="9.057cm">
          <text:p/>
        </draw:line>
        <draw:line draw:style-name="gr4" draw:text-style-name="P1" draw:layer="layout" svg:x1="12.579cm" svg:y1="8.057cm" svg:x2="14.079cm" svg:y2="8.057cm">
          <text:p/>
        </draw:line>
        <draw:line draw:style-name="gr4" draw:text-style-name="P1" draw:layer="layout" svg:x1="14.079cm" svg:y1="8.058cm" svg:x2="14.174cm" svg:y2="7.944cm">
          <text:p/>
        </draw:line>
        <draw:line draw:style-name="gr4" draw:text-style-name="P1" draw:layer="layout" svg:x1="12.488cm" svg:y1="8.17cm" svg:x2="12.583cm" svg:y2="8.056cm">
          <text:p/>
        </draw:line>
        <draw:frame draw:style-name="gr7" draw:text-style-name="P2" draw:layer="layout" svg:width="1.378cm" svg:height="0.645cm" svg:x="13.245cm" svg:y="8.405cm">
          <draw:text-box>
            <text:p text:style-name="P1"><text:span text:style-name="T1">таких</text:span></text:p>
          </draw:text-box>
        </draw:frame>
        <draw:frame draw:style-name="gr7" draw:text-style-name="P6" draw:layer="layout" svg:width="0.777cm" svg:height="0.645cm" svg:x="12.732cm" svg:y="8.191cm">
          <draw:text-box>
            <text:p text:style-name="P5"><text:span text:style-name="T1">Ø</text:span></text:p>
          </draw:text-box>
        </draw:frame>
        <draw:polygon draw:style-name="gr6" draw:text-style-name="P1" draw:layer="layout" svg:width="4.398cm" svg:height="7.177cm" svg:x="10.401cm" svg:y="1.993cm" svg:viewBox="0 0 4399 7178" draw:points="0,24 2467,24 4399,1993 4399,7166 1459,7178 1483,3025 11,1815 11,0">
          <text:p/>
        </draw:polygon>
        <draw:line draw:style-name="gr4" draw:text-style-name="P1" draw:layer="layout" svg:x1="6.714cm" svg:y1="2.502cm" svg:x2="8.235cm" svg:y2="2.502cm">
          <text:p/>
        </draw:line>
        <draw:frame draw:style-name="gr1" draw:text-style-name="P2" draw:layer="layout" svg:width="0.769cm" svg:height="0.758cm" svg:x="2.4cm" svg:y="5.117cm">
          <draw:text-box>
            <text:p text:style-name="P1"><text:span text:style-name="T1">E</text:span></text:p>
          </draw:text-box>
        </draw:frame>
        <draw:line draw:style-name="gr4" draw:text-style-name="P1" draw:layer="layout" svg:x1="2.775cm" svg:y1="5.184cm" svg:x2="5.163cm" svg:y2="2.839cm">
          <text:p/>
        </draw:line>
        <draw:line draw:style-name="gr4" draw:text-style-name="P1" draw:layer="layout" svg:x1="2.757cm" svg:y1="6.424cm" svg:x2="2.756cm" svg:y2="5.637cm">
          <text:p/>
        </draw:line>
        <draw:line draw:style-name="gr4" draw:text-style-name="P1" draw:layer="layout" svg:x1="2.756cm" svg:y1="6.425cm" svg:x2="2.536cm" svg:y2="6.637cm">
          <text:p/>
        </draw:line>
        <draw:line draw:style-name="gr4" draw:text-style-name="P1" draw:layer="layout" svg:x1="1.955cm" svg:y1="5.637cm" svg:x2="3.455cm" svg:y2="5.637cm">
          <text:p/>
        </draw:line>
        <draw:line draw:style-name="gr4" draw:text-style-name="P1" draw:layer="layout" svg:x1="3.455cm" svg:y1="5.638cm" svg:x2="3.55cm" svg:y2="5.524cm">
          <text:p/>
        </draw:line>
        <draw:line draw:style-name="gr4" draw:text-style-name="P1" draw:layer="layout" svg:x1="1.864cm" svg:y1="5.75cm" svg:x2="1.959cm" svg:y2="5.636cm">
          <text:p/>
        </draw:line>
        <draw:frame draw:style-name="gr7" draw:text-style-name="P2" draw:layer="layout" svg:width="1.459cm" svg:height="0.645cm" svg:x="2.621cm" svg:y="5.985cm">
          <draw:text-box>
            <text:p text:style-name="P1"><text:span text:style-name="T1">повод</text:span></text:p>
          </draw:text-box>
        </draw:frame>
        <draw:frame draw:style-name="gr7" draw:text-style-name="P6" draw:layer="layout" svg:width="0.887cm" svg:height="0.645cm" svg:x="2.008cm" svg:y="5.571cm">
          <draw:text-box>
            <text:p text:style-name="P5"><text:span text:style-name="T1">по</text:span></text:p>
          </draw:text-box>
        </draw:frame>
        <draw:frame draw:style-name="gr8" draw:text-style-name="P2" draw:layer="layout" svg:width="0.777cm" svg:height="0.645cm" svg:x="2.633cm" svg:y="5.65cm">
          <draw:text-box>
            <text:p text:style-name="P1"><text:span text:style-name="T1">O</text:span></text:p>
          </draw:text-box>
        </draw:frame>
        <draw:frame draw:style-name="gr7" draw:text-style-name="P6" draw:layer="layout" svg:width="0.798cm" svg:height="0.645cm" svg:x="2.009cm" svg:y="5.872cm">
          <draw:text-box>
            <text:p text:style-name="P5"><text:span text:style-name="T1">-у</text:span></text:p>
          </draw:text-box>
        </draw:frame>
        <draw:frame draw:style-name="gr1" draw:text-style-name="P2" draw:layer="layout" svg:width="0.769cm" svg:height="0.758cm" svg:x="2.764cm" svg:y="7.012cm">
          <draw:text-box>
            <text:p text:style-name="P1"><text:span text:style-name="T1">A</text:span></text:p>
          </draw:text-box>
        </draw:frame>
        <draw:line draw:style-name="gr4" draw:text-style-name="P1" draw:layer="layout" svg:x1="3.13cm" svg:y1="7.131cm" svg:x2="3.122cm" svg:y2="6.594cm">
          <text:p/>
        </draw:line>
        <draw:line draw:style-name="gr4" draw:text-style-name="P1" draw:layer="layout" svg:x1="2.289cm" svg:y1="7.531cm" svg:x2="3.789cm" svg:y2="7.531cm">
          <text:p/>
        </draw:line>
        <draw:line draw:style-name="gr4" draw:text-style-name="P1" draw:layer="layout" svg:x1="3.09cm" svg:y1="8.318cm" svg:x2="3.089cm" svg:y2="7.531cm">
          <text:p/>
        </draw:line>
        <draw:line draw:style-name="gr4" draw:text-style-name="P1" draw:layer="layout" svg:x1="3.309cm" svg:y1="8.531cm" svg:x2="3.089cm" svg:y2="8.319cm">
          <text:p/>
        </draw:line>
        <draw:line draw:style-name="gr4" draw:text-style-name="P1" draw:layer="layout" svg:x1="3.789cm" svg:y1="7.532cm" svg:x2="3.884cm" svg:y2="7.418cm">
          <text:p/>
        </draw:line>
        <draw:line draw:style-name="gr4" draw:text-style-name="P1" draw:layer="layout" svg:x1="2.198cm" svg:y1="7.644cm" svg:x2="2.293cm" svg:y2="7.53cm">
          <text:p/>
        </draw:line>
        <draw:frame draw:style-name="gr9" draw:text-style-name="P2" draw:layer="layout" svg:width="1.967cm" svg:height="0.645cm" svg:x="1.325cm" svg:y="7.956cm">
          <draw:text-box>
            <text:p text:style-name="P1"><text:span text:style-name="T1">приговор</text:span></text:p>
          </draw:text-box>
        </draw:frame>
        <draw:frame draw:style-name="gr7" draw:text-style-name="P6" draw:layer="layout" svg:width="0.815cm" svg:height="0.645cm" svg:x="2.998cm" svg:y="7.912cm">
          <draw:text-box>
            <text:p text:style-name="P5"><text:span text:style-name="T1">-а</text:span></text:p>
          </draw:text-box>
        </draw:frame>
        <draw:frame draw:style-name="gr7" draw:text-style-name="P2" draw:layer="layout" svg:width="0.777cm" svg:height="0.645cm" svg:x="2.453cm" svg:y="7.5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2.2cm" svg:y="10.788cm">
          <draw:text-box>
            <text:p text:style-name="P1"><text:span text:style-name="T1">A</text:span></text:p>
          </draw:text-box>
        </draw:frame>
        <draw:line draw:style-name="gr4" draw:text-style-name="P1" draw:layer="layout" svg:x1="2.56cm" svg:y1="10.885cm" svg:x2="2.56cm" svg:y2="8.583cm">
          <text:p/>
        </draw:line>
        <draw:line draw:style-name="gr4" draw:text-style-name="P1" draw:layer="layout" svg:x1="1.766cm" svg:y1="11.348cm" svg:x2="3.266cm" svg:y2="11.348cm">
          <text:p/>
        </draw:line>
        <draw:line draw:style-name="gr4" draw:text-style-name="P1" draw:layer="layout" svg:x1="2.567cm" svg:y1="12.135cm" svg:x2="2.566cm" svg:y2="11.348cm">
          <text:p/>
        </draw:line>
        <draw:line draw:style-name="gr4" draw:text-style-name="P1" draw:layer="layout" svg:x1="2.786cm" svg:y1="12.348cm" svg:x2="2.566cm" svg:y2="12.136cm">
          <text:p/>
        </draw:line>
        <draw:line draw:style-name="gr4" draw:text-style-name="P1" draw:layer="layout" svg:x1="3.266cm" svg:y1="11.349cm" svg:x2="3.361cm" svg:y2="11.235cm">
          <text:p/>
        </draw:line>
        <draw:line draw:style-name="gr4" draw:text-style-name="P1" draw:layer="layout" svg:x1="1.675cm" svg:y1="11.461cm" svg:x2="1.77cm" svg:y2="11.347cm">
          <text:p/>
        </draw:line>
        <draw:frame draw:style-name="gr9" draw:text-style-name="P2" draw:layer="layout" svg:width="2.763cm" svg:height="0.645cm" svg:x="0.002cm" svg:y="11.773cm">
          <draw:text-box>
            <text:p text:style-name="P1"><text:span text:style-name="T1">Ходорковский</text:span></text:p>
          </draw:text-box>
        </draw:frame>
        <draw:frame draw:style-name="gr7" draw:text-style-name="P6" draw:layer="layout" svg:width="1.239cm" svg:height="0.645cm" svg:x="2.475cm" svg:y="11.529cm">
          <draw:text-box>
            <text:p text:style-name="P5"><text:span text:style-name="T1">-ому</text:span></text:p>
          </draw:text-box>
        </draw:frame>
        <draw:frame draw:style-name="gr7" draw:text-style-name="P2" draw:layer="layout" svg:width="0.777cm" svg:height="0.645cm" svg:x="1.93cm" svg:y="11.38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cm" svg:y="10.788cm">
          <draw:text-box>
            <text:p text:style-name="P1"><text:span text:style-name="T1">A</text:span></text:p>
          </draw:text-box>
        </draw:frame>
        <draw:line draw:style-name="gr4" draw:text-style-name="P1" draw:layer="layout" svg:x1="4.566cm" svg:y1="11.348cm" svg:x2="6.066cm" svg:y2="11.348cm">
          <text:p/>
        </draw:line>
        <draw:line draw:style-name="gr4" draw:text-style-name="P1" draw:layer="layout" svg:x1="5.367cm" svg:y1="12.135cm" svg:x2="5.366cm" svg:y2="11.348cm">
          <text:p/>
        </draw:line>
        <draw:line draw:style-name="gr4" draw:text-style-name="P1" draw:layer="layout" svg:x1="5.586cm" svg:y1="12.348cm" svg:x2="5.366cm" svg:y2="12.136cm">
          <text:p/>
        </draw:line>
        <draw:line draw:style-name="gr4" draw:text-style-name="P1" draw:layer="layout" svg:x1="6.066cm" svg:y1="11.349cm" svg:x2="6.161cm" svg:y2="11.235cm">
          <text:p/>
        </draw:line>
        <draw:line draw:style-name="gr4" draw:text-style-name="P1" draw:layer="layout" svg:x1="4.475cm" svg:y1="11.461cm" svg:x2="4.57cm" svg:y2="11.347cm">
          <text:p/>
        </draw:line>
        <draw:frame draw:style-name="gr9" draw:text-style-name="P2" draw:layer="layout" svg:width="1.891cm" svg:height="0.645cm" svg:x="3.602cm" svg:y="11.773cm">
          <draw:text-box>
            <text:p text:style-name="P1"><text:span text:style-name="T1">Лебедев</text:span></text:p>
          </draw:text-box>
        </draw:frame>
        <draw:frame draw:style-name="gr7" draw:text-style-name="P6" draw:layer="layout" svg:width="0.798cm" svg:height="0.645cm" svg:x="5.275cm" svg:y="11.729cm">
          <draw:text-box>
            <text:p text:style-name="P5"><text:span text:style-name="T1">-у</text:span></text:p>
          </draw:text-box>
        </draw:frame>
        <draw:frame draw:style-name="gr7" draw:text-style-name="P2" draw:layer="layout" svg:width="0.777cm" svg:height="0.645cm" svg:x="4.73cm" svg:y="11.38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3.541cm" svg:y="10.728cm">
          <draw:text-box>
            <text:p text:style-name="P1"><text:span text:style-name="T1">и</text:span></text:p>
          </draw:text-box>
        </draw:frame>
        <draw:line draw:style-name="gr4" draw:text-style-name="P1" draw:layer="layout" svg:x1="4.128cm" svg:y1="11.093cm" svg:x2="4.361cm" svg:y2="11.093cm">
          <text:p/>
        </draw:line>
        <draw:frame draw:style-name="gr1" draw:text-style-name="P2" draw:layer="layout" svg:width="0.769cm" svg:height="0.758cm" svg:x="3.608cm" svg:y="10.312cm">
          <draw:text-box>
            <text:p text:style-name="P1"><text:span text:style-name="T1">j</text:span></text:p>
          </draw:text-box>
        </draw:frame>
        <draw:line draw:style-name="gr4" draw:text-style-name="P1" draw:layer="layout" svg:x1="3.429cm" svg:y1="11.093cm" svg:x2="3.662cm" svg:y2="11.093cm">
          <text:p/>
        </draw:line>
        <draw:line draw:style-name="gr4" draw:text-style-name="P1" draw:layer="layout" svg:x1="5.314cm" svg:y1="10.842cm" svg:x2="2.56cm" svg:y2="8.583cm">
          <text:p/>
        </draw:line>
        <draw:frame draw:style-name="gr1" draw:text-style-name="P2" draw:layer="layout" svg:width="0.769cm" svg:height="0.758cm" svg:x="7.44cm" svg:y="3.664cm">
          <draw:text-box>
            <text:p text:style-name="P1"><text:span text:style-name="T1">E</text:span></text:p>
          </draw:text-box>
        </draw:frame>
        <draw:line draw:style-name="gr4" draw:text-style-name="P1" draw:layer="layout" svg:x1="7.791cm" svg:y1="3.721cm" svg:x2="11.552cm" svg:y2="2.646cm">
          <text:p/>
        </draw:line>
        <draw:frame draw:style-name="gr1" draw:text-style-name="P2" draw:layer="layout" svg:width="1.116cm" svg:height="0.758cm" svg:x="7.241cm" svg:y="3.964cm">
          <draw:text-box>
            <text:p text:style-name="P1"><text:span text:style-name="T1">уже</text:span></text:p>
          </draw:text-box>
        </draw:frame>
        <draw:frame draw:style-name="gr1" draw:text-style-name="P2" draw:layer="layout" svg:width="0.769cm" svg:height="0.758cm" svg:x="6.88cm" svg:y="6.783cm">
          <draw:text-box>
            <text:p text:style-name="P1"><text:span text:style-name="T1">E</text:span></text:p>
          </draw:text-box>
        </draw:frame>
        <draw:line draw:style-name="gr4" draw:text-style-name="P1" draw:layer="layout" svg:x1="7.231cm" svg:y1="6.84cm" svg:x2="11.53cm" svg:y2="2.667cm">
          <text:p/>
        </draw:line>
        <draw:frame draw:style-name="gr1" draw:text-style-name="P2" draw:layer="layout" svg:width="0.769cm" svg:height="0.758cm" svg:x="9.381cm" svg:y="6.783cm">
          <draw:text-box>
            <text:p text:style-name="P1"><text:span text:style-name="T1">E</text:span></text:p>
          </draw:text-box>
        </draw:frame>
        <draw:line draw:style-name="gr4" draw:text-style-name="P1" draw:layer="layout" svg:x1="9.742cm" svg:y1="6.898cm" svg:x2="11.531cm" svg:y2="2.668cm">
          <text:p/>
        </draw:line>
        <draw:line draw:style-name="gr4" draw:text-style-name="P1" draw:layer="layout" svg:x1="6.402cm" svg:y1="7.41cm" svg:x2="7.902cm" svg:y2="7.41cm">
          <text:p/>
        </draw:line>
        <draw:line draw:style-name="gr4" draw:text-style-name="P1" draw:layer="layout" svg:x1="7.203cm" svg:y1="8.197cm" svg:x2="7.202cm" svg:y2="7.41cm">
          <text:p/>
        </draw:line>
        <draw:line draw:style-name="gr4" draw:text-style-name="P1" draw:layer="layout" svg:x1="7.422cm" svg:y1="8.41cm" svg:x2="7.202cm" svg:y2="8.198cm">
          <text:p/>
        </draw:line>
        <draw:line draw:style-name="gr4" draw:text-style-name="P1" draw:layer="layout" svg:x1="7.902cm" svg:y1="7.411cm" svg:x2="7.997cm" svg:y2="7.297cm">
          <text:p/>
        </draw:line>
        <draw:line draw:style-name="gr4" draw:text-style-name="P1" draw:layer="layout" svg:x1="6.311cm" svg:y1="7.523cm" svg:x2="6.406cm" svg:y2="7.409cm">
          <text:p/>
        </draw:line>
        <draw:line draw:style-name="gr4" draw:text-style-name="P1" draw:layer="layout" svg:x1="6.703cm" svg:y1="7.31cm" svg:x2="7.65cm" svg:y2="7.312cm">
          <text:p/>
        </draw:line>
        <draw:frame draw:style-name="gr10" draw:text-style-name="P2" draw:layer="layout" svg:width="2.521cm" svg:height="0.645cm" svg:x="4.887cm" svg:y="7.857cm">
          <draw:text-box>
            <text:p text:style-name="P1"><text:span text:style-name="T1">благодарить</text:span></text:p>
          </draw:text-box>
        </draw:frame>
        <draw:frame draw:style-name="gr1" draw:text-style-name="P2" draw:layer="layout" svg:width="0.769cm" svg:height="0.758cm" svg:x="6.61cm" svg:y="7.346cm">
          <draw:text-box>
            <text:p text:style-name="P1"><text:span text:style-name="T1">I</text:span></text:p>
          </draw:text-box>
        </draw:frame>
        <draw:frame draw:style-name="gr11" draw:text-style-name="P2" draw:layer="layout" svg:width="1.099cm" svg:height="0.694cm" svg:x="7.117cm" svg:y="7.762cm">
          <draw:text-box>
            <text:p text:style-name="P1"><text:span text:style-name="T1">-я</text:span></text:p>
          </draw:text-box>
        </draw:frame>
        <draw:frame draw:style-name="gr1" draw:text-style-name="P2" draw:layer="layout" svg:width="0.769cm" svg:height="0.758cm" svg:x="6.764cm" svg:y="9.073cm">
          <draw:text-box>
            <text:p text:style-name="P1"><text:span text:style-name="T1">E</text:span></text:p>
          </draw:text-box>
        </draw:frame>
        <draw:line draw:style-name="gr4" draw:text-style-name="P1" draw:layer="layout" svg:x1="7.142cm" svg:y1="9.176cm" svg:x2="6.836cm" svg:y2="8.319cm">
          <text:p/>
        </draw:line>
        <draw:line draw:style-name="gr4" draw:text-style-name="P1" draw:layer="layout" svg:x1="6.346cm" svg:y1="9.6cm" svg:x2="7.846cm" svg:y2="9.6cm">
          <text:p/>
        </draw:line>
        <draw:line draw:style-name="gr4" draw:text-style-name="P1" draw:layer="layout" svg:x1="7.147cm" svg:y1="10.387cm" svg:x2="7.146cm" svg:y2="9.6cm">
          <text:p/>
        </draw:line>
        <draw:line draw:style-name="gr4" draw:text-style-name="P1" draw:layer="layout" svg:x1="7.366cm" svg:y1="10.6cm" svg:x2="7.146cm" svg:y2="10.388cm">
          <text:p/>
        </draw:line>
        <draw:line draw:style-name="gr4" draw:text-style-name="P1" draw:layer="layout" svg:x1="7.846cm" svg:y1="9.601cm" svg:x2="7.941cm" svg:y2="9.487cm">
          <text:p/>
        </draw:line>
        <draw:line draw:style-name="gr4" draw:text-style-name="P1" draw:layer="layout" svg:x1="6.255cm" svg:y1="9.713cm" svg:x2="6.35cm" svg:y2="9.599cm">
          <text:p/>
        </draw:line>
        <draw:frame draw:style-name="gr9" draw:text-style-name="P2" draw:layer="layout" svg:width="1.992cm" svg:height="0.645cm" svg:x="5.33cm" svg:y="9.948cm">
          <draw:text-box>
            <text:p text:style-name="P1"><text:span text:style-name="T1">формула</text:span></text:p>
          </draw:text-box>
        </draw:frame>
        <draw:frame draw:style-name="gr7" draw:text-style-name="P6" draw:layer="layout" svg:width="0.815cm" svg:height="0.645cm" svg:x="7.055cm" svg:y="9.881cm">
          <draw:text-box>
            <text:p text:style-name="P5"><text:span text:style-name="T1">-е</text:span></text:p>
          </draw:text-box>
        </draw:frame>
        <draw:frame draw:style-name="gr7" draw:text-style-name="P2" draw:layer="layout" svg:width="0.777cm" svg:height="0.645cm" svg:x="6.51cm" svg:y="9.63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.233cm" svg:y="13.168cm">
          <draw:text-box>
            <text:p text:style-name="P1"><text:span text:style-name="T1">A</text:span></text:p>
          </draw:text-box>
        </draw:frame>
        <draw:line draw:style-name="gr4" draw:text-style-name="P1" draw:layer="layout" svg:x1="5.599cm" svg:y1="13.287cm" svg:x2="6.73cm" svg:y2="10.43cm">
          <text:p/>
        </draw:line>
        <draw:frame draw:style-name="gr1" draw:text-style-name="P2" draw:layer="layout" svg:width="0.769cm" svg:height="0.758cm" svg:x="7.434cm" svg:y="13.168cm">
          <draw:text-box>
            <text:p text:style-name="P1"><text:span text:style-name="T1">A</text:span></text:p>
          </draw:text-box>
        </draw:frame>
        <draw:line draw:style-name="gr4" draw:text-style-name="P1" draw:layer="layout" svg:x1="7.77cm" svg:y1="13.275cm" svg:x2="6.731cm" svg:y2="10.431cm">
          <text:p/>
        </draw:line>
        <draw:frame draw:style-name="gr1" draw:text-style-name="P2" draw:layer="layout" svg:width="2.221cm" svg:height="0.758cm" svg:x="4.534cm" svg:y="13.468cm">
          <draw:text-box>
            <text:p text:style-name="P1"><text:span text:style-name="T1">абсурдной</text:span></text:p>
          </draw:text-box>
        </draw:frame>
        <draw:line draw:style-name="gr4" draw:text-style-name="P1" draw:layer="layout" svg:x1="7.013cm" svg:y1="13.678cm" svg:x2="8.513cm" svg:y2="13.678cm">
          <text:p/>
        </draw:line>
        <draw:line draw:style-name="gr4" draw:text-style-name="P1" draw:layer="layout" svg:x1="7.814cm" svg:y1="14.465cm" svg:x2="7.813cm" svg:y2="13.678cm">
          <text:p/>
        </draw:line>
        <draw:line draw:style-name="gr4" draw:text-style-name="P1" draw:layer="layout" svg:x1="8.033cm" svg:y1="14.678cm" svg:x2="7.813cm" svg:y2="14.466cm">
          <text:p/>
        </draw:line>
        <draw:line draw:style-name="gr4" draw:text-style-name="P1" draw:layer="layout" svg:x1="8.513cm" svg:y1="13.679cm" svg:x2="8.608cm" svg:y2="13.565cm">
          <text:p/>
        </draw:line>
        <draw:line draw:style-name="gr4" draw:text-style-name="P1" draw:layer="layout" svg:x1="6.922cm" svg:y1="13.791cm" svg:x2="7.017cm" svg:y2="13.677cm">
          <text:p/>
        </draw:line>
        <draw:frame draw:style-name="gr9" draw:text-style-name="P2" draw:layer="layout" svg:width="2.255cm" svg:height="0.645cm" svg:x="5.749cm" svg:y="14.103cm">
          <draw:text-box>
            <text:p text:style-name="P1"><text:span text:style-name="T1">обвинение</text:span></text:p>
          </draw:text-box>
        </draw:frame>
        <draw:frame draw:style-name="gr7" draw:text-style-name="P6" draw:layer="layout" svg:width="0.811cm" svg:height="0.645cm" svg:x="7.722cm" svg:y="14.059cm">
          <draw:text-box>
            <text:p text:style-name="P5"><text:span text:style-name="T1">-я</text:span></text:p>
          </draw:text-box>
        </draw:frame>
        <draw:frame draw:style-name="gr7" draw:text-style-name="P2" draw:layer="layout" svg:width="0.777cm" svg:height="0.645cm" svg:x="7.177cm" svg:y="13.717cm">
          <draw:text-box>
            <text:p text:style-name="P1"><text:span text:style-name="T1">O</text:span></text:p>
          </draw:text-box>
        </draw:frame>
        <draw:line draw:style-name="gr4" draw:text-style-name="P1" draw:layer="layout" svg:x1="9.709cm" svg:y1="8.118cm" svg:x2="9.708cm" svg:y2="7.331cm">
          <text:p/>
        </draw:line>
        <draw:line draw:style-name="gr4" draw:text-style-name="P1" draw:layer="layout" svg:x1="9.708cm" svg:y1="8.119cm" svg:x2="9.488cm" svg:y2="8.331cm">
          <text:p/>
        </draw:line>
        <draw:line draw:style-name="gr4" draw:text-style-name="P1" draw:layer="layout" svg:x1="8.907cm" svg:y1="7.331cm" svg:x2="10.407cm" svg:y2="7.331cm">
          <text:p/>
        </draw:line>
        <draw:line draw:style-name="gr4" draw:text-style-name="P1" draw:layer="layout" svg:x1="10.407cm" svg:y1="7.332cm" svg:x2="10.502cm" svg:y2="7.218cm">
          <text:p/>
        </draw:line>
        <draw:line draw:style-name="gr4" draw:text-style-name="P1" draw:layer="layout" svg:x1="8.816cm" svg:y1="7.444cm" svg:x2="8.911cm" svg:y2="7.33cm">
          <text:p/>
        </draw:line>
        <draw:frame draw:style-name="gr7" draw:text-style-name="P2" draw:layer="layout" svg:width="1.459cm" svg:height="0.645cm" svg:x="9.573cm" svg:y="7.679cm">
          <draw:text-box>
            <text:p text:style-name="P1"><text:span text:style-name="T1">повод</text:span></text:p>
          </draw:text-box>
        </draw:frame>
        <draw:frame draw:style-name="gr7" draw:text-style-name="P6" draw:layer="layout" svg:width="0.887cm" svg:height="0.645cm" svg:x="8.96cm" svg:y="7.365cm">
          <draw:text-box>
            <text:p text:style-name="P5"><text:span text:style-name="T1">по</text:span></text:p>
          </draw:text-box>
        </draw:frame>
        <draw:frame draw:style-name="gr8" draw:text-style-name="P2" draw:layer="layout" svg:width="0.777cm" svg:height="0.645cm" svg:x="9.585cm" svg:y="7.344cm">
          <draw:text-box>
            <text:p text:style-name="P1"><text:span text:style-name="T1">O</text:span></text:p>
          </draw:text-box>
        </draw:frame>
        <draw:frame draw:style-name="gr7" draw:text-style-name="P6" draw:layer="layout" svg:width="0.798cm" svg:height="0.645cm" svg:x="8.961cm" svg:y="7.666cm">
          <draw:text-box>
            <text:p text:style-name="P5"><text:span text:style-name="T1">-у</text:span></text:p>
          </draw:text-box>
        </draw:frame>
        <draw:frame draw:style-name="gr1" draw:text-style-name="P2" draw:layer="layout" svg:width="0.769cm" svg:height="0.758cm" svg:x="10.584cm" svg:y="9.742cm">
          <draw:text-box>
            <text:p text:style-name="P1"><text:span text:style-name="T1">A</text:span></text:p>
          </draw:text-box>
        </draw:frame>
        <draw:line draw:style-name="gr4" draw:text-style-name="P1" draw:layer="layout" svg:x1="10.936cm" svg:y1="9.834cm" svg:x2="10.042cm" svg:y2="8.224cm">
          <text:p/>
        </draw:line>
        <draw:line draw:style-name="gr4" draw:text-style-name="P1" draw:layer="layout" svg:x1="10.133cm" svg:y1="10.238cm" svg:x2="11.633cm" svg:y2="10.238cm">
          <text:p/>
        </draw:line>
        <draw:line draw:style-name="gr4" draw:text-style-name="P1" draw:layer="layout" svg:x1="10.934cm" svg:y1="11.025cm" svg:x2="10.933cm" svg:y2="10.238cm">
          <text:p/>
        </draw:line>
        <draw:line draw:style-name="gr4" draw:text-style-name="P1" draw:layer="layout" svg:x1="11.153cm" svg:y1="11.238cm" svg:x2="10.933cm" svg:y2="11.026cm">
          <text:p/>
        </draw:line>
        <draw:line draw:style-name="gr4" draw:text-style-name="P1" draw:layer="layout" svg:x1="11.633cm" svg:y1="10.239cm" svg:x2="11.728cm" svg:y2="10.125cm">
          <text:p/>
        </draw:line>
        <draw:line draw:style-name="gr4" draw:text-style-name="P1" draw:layer="layout" svg:x1="10.042cm" svg:y1="10.351cm" svg:x2="10.137cm" svg:y2="10.237cm">
          <text:p/>
        </draw:line>
        <draw:frame draw:style-name="gr9" draw:text-style-name="P2" draw:layer="layout" svg:width="2.064cm" svg:height="0.645cm" svg:x="9.039cm" svg:y="10.602cm">
          <draw:text-box>
            <text:p text:style-name="P1"><text:span text:style-name="T1">[приговор</text:span></text:p>
          </draw:text-box>
        </draw:frame>
        <draw:frame draw:style-name="gr7" draw:text-style-name="P6" draw:layer="layout" svg:width="0.913cm" svg:height="0.645cm" svg:x="10.842cm" svg:y="10.619cm">
          <draw:text-box>
            <text:p text:style-name="P5"><text:span text:style-name="T1">-а]</text:span></text:p>
          </draw:text-box>
        </draw:frame>
        <draw:frame draw:style-name="gr7" draw:text-style-name="P2" draw:layer="layout" svg:width="0.777cm" svg:height="0.645cm" svg:x="10.297cm" svg:y="10.27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0.235cm" svg:y="11.624cm">
          <draw:text-box>
            <text:p text:style-name="P1"><text:span text:style-name="T1">A</text:span></text:p>
          </draw:text-box>
        </draw:frame>
        <draw:line draw:style-name="gr4" draw:text-style-name="P1" draw:layer="layout" svg:x1="10.601cm" svg:y1="11.743cm" svg:x2="10.593cm" svg:y2="11.206cm">
          <text:p/>
        </draw:line>
        <draw:frame draw:style-name="gr1" draw:text-style-name="P2" draw:layer="layout" svg:width="1.734cm" svg:height="0.758cm" svg:x="9.736cm" svg:y="11.924cm">
          <draw:text-box>
            <text:p text:style-name="P1"><text:span text:style-name="T1">второг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16:51:04</dc:date>
    <dc:creator>artur </dc:creator>
    <meta:editing-duration>PT15H46M29S</meta:editing-duration>
    <meta:editing-cycles>6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41"/>
  </office:meta>
</office:document-meta>
</file>